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loext:graphic-properties draw:fill="none" draw:fill-color="#ffffff"/>
    </style:style>
    <style:style style:name="P2" style:family="paragraph">
      <style:paragraph-properties fo:text-align="start"/>
      <style:text-properties fo:font-weight="bold" style:font-weight-asian="bold" style:font-weight-complex="bold"/>
    </style:style>
    <style:style style:name="P3" style:family="paragraph">
      <loext:graphic-properties draw:fill="none" draw:fill-color="#ffffff"/>
      <style:paragraph-properties fo:text-align="end"/>
      <style:text-properties fo:font-weight="bold" style:font-weight-asian="bold" style:font-weight-complex="bold"/>
    </style:style>
    <style:style style:name="P4" style:family="paragraph">
      <loext:graphic-properties draw:fill-color="#ffbf00"/>
    </style:style>
    <style:style style:name="P5" style:family="paragraph">
      <style:paragraph-properties fo:text-align="center"/>
    </style:style>
    <style:style style:name="P6" style:family="paragraph">
      <style:paragraph-properties fo:text-align="center"/>
      <style:text-properties fo:color="#ffffff"/>
    </style:style>
    <style:style style:name="P7" style:family="paragraph">
      <loext:graphic-properties draw:fill="solid" draw:fill-color="#158466"/>
      <style:paragraph-properties fo:text-align="center"/>
      <style:text-properties fo:color="#ffffff"/>
    </style:style>
    <style:style style:name="P8" style:family="paragraph">
      <loext:graphic-properties draw:fill="solid" draw:fill-color="#55308d"/>
      <style:paragraph-properties fo:text-align="center"/>
      <style:text-properties fo:color="#ffffff"/>
    </style:style>
    <style:style style:name="P9" style:family="paragraph">
      <style:text-properties fo:color="#ffffff"/>
    </style:style>
    <style:style style:name="P10" style:family="paragraph">
      <loext:graphic-properties draw:fill="none" draw:fill-color="#ffffff"/>
      <style:text-properties fo:color="#ffffff"/>
    </style:style>
    <style:style style:name="P11" style:family="paragraph">
      <style:paragraph-properties fo:text-align="end"/>
      <style:text-properties fo:font-weight="bold" style:font-weight-asian="bold" style:font-weight-complex="bold"/>
    </style:style>
    <style:style style:name="P12" style:family="paragraph">
      <loext:graphic-properties draw:fill-color="#ffffff"/>
    </style:style>
    <style:style style:name="P13" style:family="paragraph">
      <style:paragraph-properties fo:text-align="center"/>
      <style:text-properties fo:font-size="12pt"/>
    </style:style>
    <style:style style:name="P14" style:family="paragraph">
      <loext:graphic-properties draw:fill="none" draw:fill-color="#ffffff"/>
      <style:paragraph-properties fo:text-align="center"/>
    </style:style>
    <style:style style:name="P15" style:family="paragraph">
      <loext:graphic-properties draw:fill="none" draw:fill-color="#ffffff"/>
      <style:paragraph-properties fo:text-align="center"/>
      <style:text-properties fo:color="#ffffff"/>
    </style:style>
    <style:style style:name="P16" style:family="paragraph">
      <loext:graphic-properties draw:fill="solid" draw:fill-color="#158466"/>
    </style:style>
    <style:style style:name="T1" style:family="text">
      <style:text-properties fo:font-size="15pt" fo:font-weight="bold" style:font-size-asian="13pt" style:font-weight-asian="bold" style:font-size-complex="15pt" style:font-weight-complex="bold"/>
    </style:style>
    <style:style style:name="T2" style:family="text">
      <style:text-properties fo:font-size="14pt" style:font-size-asian="12pt" style:font-size-complex="14pt"/>
    </style:style>
    <style:style style:name="T3" style:family="text">
      <style:text-properties fo:color="#ffffff" fo:font-size="20pt" style:font-size-asian="16pt" style:font-size-complex="20pt"/>
    </style:style>
    <style:style style:name="T4" style:family="text">
      <style:text-properties fo:color="#ffffff"/>
    </style:style>
    <style:style style:name="gr1" style:family="graphic">
      <style:graphic-properties draw:stroke="none" svg:stroke-color="#000000" draw:fill="none" draw:fill-color="#ffffff" fo:min-height="0.3839in"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2591in"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color="#000000" draw:fill-color="#ffbf00" draw:textarea-horizontal-align="justify" draw:textarea-vertical-align="middle" draw:auto-grow-height="false" fo:min-height="0.098in" fo:min-width="0.0984in" style:run-through="foreground" style:wrap="run-through" style:number-wrapped-paragraphs="no-limit" style:vertical-pos="from-top" style:vertical-rel="paragraph" style:horizontal-pos="from-left" style:horizontal-rel="paragraph"/>
    </style:style>
    <style:style style:name="gr4" style:family="graphic">
      <style:graphic-properties draw:textarea-vertical-align="middle" draw:auto-grow-height="false" fo:min-height="0.9689in" fo:min-width="0.8508in" style:run-through="foreground" style:wrap="run-through" style:number-wrapped-paragraphs="no-limit" style:vertical-pos="from-top" style:vertical-rel="paragraph" style:horizontal-pos="from-left" style:horizontal-rel="paragraph"/>
    </style:style>
    <style:style style:name="gr5" style:family="graphic">
      <style:graphic-properties draw:textarea-vertical-align="middle" draw:auto-grow-height="false" fo:min-height="0.8228in" fo:min-width="0.9791in" style:run-through="foreground" style:wrap="run-through" style:number-wrapped-paragraphs="no-limit" style:vertical-pos="from-top" style:vertical-rel="paragraph" style:horizontal-pos="from-left" style:horizontal-rel="paragraph"/>
    </style:style>
    <style:style style:name="gr6" style:family="graphic">
      <style:graphic-properties draw:textarea-horizontal-align="justify" draw:textarea-vertical-align="middle" draw:auto-grow-height="false" fo:min-height="0.1618in" fo:min-width="1.1035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3465a4" draw:fill="solid" draw:fill-color="#158466" fo:min-height="0.3228in" style:run-through="foreground" style:wrap="run-through" style:number-wrapped-paragraphs="no-limit" style:vertical-pos="from-top" style:vertical-rel="paragraph" style:horizontal-pos="from-left" style:horizontal-rel="paragraph"/>
      <style:paragraph-properties style:writing-mode="lr-tb"/>
    </style:style>
    <style:style style:name="gr8" style:family="graphic">
      <style:graphic-properties draw:stroke="none" svg:stroke-color="#3465a4" draw:fill="solid" draw:fill-color="#55308d" fo:min-height="0.3228in" style:run-through="foreground" style:wrap="run-through" style:number-wrapped-paragraphs="no-limit" style:vertical-pos="from-top" style:vertical-rel="paragraph" style:horizontal-pos="from-left" style:horizontal-rel="paragraph"/>
      <style:paragraph-properties style:writing-mode="lr-tb"/>
    </style:style>
    <style:style style:name="gr9" style:family="graphic">
      <style:graphic-properties draw:stroke="none" svg:stroke-color="#3465a4" draw:fill="solid" draw:fill-color="#158466" fo:min-height="0.5417in" style:run-through="foreground" style:wrap="run-through" style:number-wrapped-paragraphs="no-limit" style:vertical-pos="from-top" style:vertical-rel="paragraph" style:horizontal-pos="from-left" style:horizontal-rel="paragraph"/>
      <style:paragraph-properties style:writing-mode="lr-tb"/>
    </style:style>
    <style:style style:name="gr10" style:family="graphic">
      <style:graphic-properties draw:stroke="none" svg:stroke-color="#3465a4" draw:fill="solid" draw:fill-color="#55308d" fo:min-height="0.5417in" style:run-through="foreground" style:wrap="run-through" style:number-wrapped-paragraphs="no-limit" style:vertical-pos="from-top" style:vertical-rel="paragraph" style:horizontal-pos="from-left" style:horizontal-rel="paragraph"/>
      <style:paragraph-properties style:writing-mode="lr-tb"/>
    </style:style>
    <style:style style:name="gr11" style:family="graphic">
      <style:graphic-properties draw:textarea-horizontal-align="justify" draw:textarea-vertical-align="middle" draw:auto-grow-height="false" fo:min-height="0.1618in" fo:min-width="1.4937in" style:run-through="foreground" style:wrap="run-through" style:number-wrapped-paragraphs="no-limit" style:vertical-pos="from-top" style:vertical-rel="paragraph" style:horizontal-pos="from-left" style:horizontal-rel="paragraph"/>
    </style:style>
    <style:style style:name="gr12" style:family="graphic">
      <style:graphic-properties draw:fill-color="#ffffff" draw:textarea-horizontal-align="justify" draw:textarea-vertical-align="middle" draw:auto-grow-height="false" fo:min-height="4.0102in" fo:min-width="4.9791in" style:run-through="foreground" style:wrap="run-through" style:number-wrapped-paragraphs="no-limit" style:vertical-pos="from-top" style:vertical-rel="paragraph" style:horizontal-pos="from-left" style:horizontal-rel="paragraph"/>
    </style:style>
    <style:style style:name="gr13" style:family="graphic">
      <style:graphic-properties draw:textarea-vertical-align="middle" draw:auto-grow-height="false" fo:min-height="1.0016in" fo:min-width="0.9598in" style:run-through="foreground" style:wrap="run-through" style:number-wrapped-paragraphs="no-limit" style:vertical-pos="from-top" style:vertical-rel="paragraph" style:horizontal-pos="from-left" style:horizontal-rel="paragraph"/>
    </style:style>
    <style:style style:name="gr14" style:family="graphic">
      <style:graphic-properties draw:stroke="none" svg:stroke-color="#000000" draw:fill="none" draw:fill-color="#ffffff" fo:min-height="0.5756in" style:run-through="foreground" style:wrap="run-through" style:number-wrapped-paragraphs="no-limit" style:vertical-pos="from-top" style:vertical-rel="paragraph" style:horizontal-pos="from-left" style:horizontal-rel="paragraph"/>
      <style:paragraph-properties style:writing-mode="lr-tb"/>
    </style:style>
    <style:style style:name="gr15" style:family="graphic">
      <style:graphic-properties draw:textarea-horizontal-align="justify" draw:textarea-vertical-align="middle" draw:auto-grow-height="false" fo:min-height="0.1618in" fo:min-width="1.0937in" style:run-through="foreground" style:wrap="run-through" style:number-wrapped-paragraphs="no-limit" style:vertical-pos="from-top" style:vertical-rel="paragraph" style:horizontal-pos="from-left" style:horizontal-rel="paragraph"/>
    </style:style>
    <style:style style:name="gr16"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style:paragraph-properties style:writing-mode="lr-tb"/>
    </style:style>
    <style:style style:name="gr17" style:family="graphic">
      <style:graphic-properties draw:textarea-horizontal-align="justify" draw:textarea-vertical-align="middle" draw:auto-grow-height="false" fo:min-height="0.1618in" fo:min-width="0.802in" style:run-through="foreground" style:wrap="run-through" style:number-wrapped-paragraphs="no-limit" style:vertical-pos="from-top" style:vertical-rel="paragraph" style:horizontal-pos="from-left" style:horizontal-rel="paragraph"/>
    </style:style>
    <style:style style:name="gr18" style:family="graphic">
      <style:graphic-properties draw:stroke="none" svg:stroke-color="#000000" draw:fill="none" draw:fill-color="#ffffff" fo:min-height="0.5417in" style:run-through="foreground" style:wrap="run-through" style:number-wrapped-paragraphs="no-limit" style:vertical-pos="from-top" style:vertical-rel="paragraph" style:horizontal-pos="from-left" style:horizontal-rel="paragraph"/>
      <style:paragraph-properties style:writing-mode="lr-tb"/>
    </style:style>
    <style:style style:name="gr19" style:family="graphic">
      <style:graphic-properties draw:textarea-horizontal-align="justify" draw:textarea-vertical-align="middle" draw:auto-grow-height="false" fo:min-height="3.25in" fo:min-width="0.2602in" style:run-through="foreground" style:wrap="run-through" style:number-wrapped-paragraphs="no-limit" style:vertical-pos="from-top" style:vertical-rel="paragraph" style:horizontal-pos="from-left" style:horizontal-rel="paragraph"/>
    </style:style>
    <style:style style:name="gr20" style:family="graphic">
      <style:graphic-properties svg:stroke-color="#3465a4" draw:fill="solid" draw:fill-color="#158466" draw:textarea-horizontal-align="justify" draw:textarea-vertical-align="middle" draw:auto-grow-height="false" fo:min-height="2.1665in" fo:min-width="0.2602in" style:run-through="foreground" style:wrap="run-through" style:number-wrapped-paragraphs="no-limit" style:vertical-pos="from-top" style:vertical-rel="paragraph" style:horizontal-pos="from-left" style:horizontal-rel="paragraph"/>
    </style:style>
    <style:style style:name="gr21" style:family="graphic">
      <style:graphic-properties draw:textarea-horizontal-align="justify" draw:textarea-vertical-align="middle" draw:auto-grow-height="false" fo:min-height="4.5in" fo:min-width="0.2602in" style:run-through="foreground" style:wrap="run-through" style:number-wrapped-paragraphs="no-limit" style:vertical-pos="from-top" style:vertical-rel="paragraph" style:horizontal-pos="from-left" style:horizontal-rel="paragraph"/>
    </style:style>
    <style:style style:name="gr22" style:family="graphic">
      <style:graphic-properties draw:fill-color="#ffffff" draw:textarea-horizontal-align="justify" draw:textarea-vertical-align="middle" draw:auto-grow-height="false" fo:min-height="5.2811in" fo:min-width="4.9791in"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1" draw:name="Shape1" draw:style-name="gr21" svg:width="0.2606in" svg:height="4.5004in" svg:x="0.3791in" svg:y="0.2339in"><text:p/><draw:enhanced-geometry svg:viewBox="0 0 21600 21600" draw:type="rectangle" draw:enhanced-path="M 0 0 L 21600 0 21600 21600 0 21600 0 0 Z N"/></draw:custom-shape><draw:custom-shape text:anchor-type="paragraph" draw:z-index="2" draw:name="Shape1_0" draw:style-name="gr20" draw:text-style-name="P16" svg:width="0.2606in" svg:height="2.1669in" svg:x="1.9102in" svg:y="1.1819in"><text:p/><draw:enhanced-geometry svg:viewBox="0 0 21600 21600" draw:mirror-horizontal="false" draw:mirror-vertical="false" draw:type="rectangle" draw:enhanced-path="M 0 0 L 21600 0 21600 21600 0 21600 0 0 Z N"/></draw:custom-shape><draw:custom-shape text:anchor-type="paragraph" draw:z-index="3" draw:name="Shape1_1" draw:style-name="gr19" svg:width="0.2606in" svg:height="3.2504in" svg:x="3.9417in" svg:y="0.6299in"><text:p/><draw:enhanced-geometry svg:viewBox="0 0 21600 21600" draw:mirror-horizontal="false" draw:mirror-vertical="false" draw:type="rectangle" draw:enhanced-path="M 0 0 L 21600 0 21600 21600 0 21600 0 0 Z N"/></draw:custom-shape><draw:frame text:anchor-type="paragraph" draw:z-index="4" draw:name="Shape2" draw:style-name="gr9" draw:text-style-name="P7" svg:width="0.2606in" svg:height="0.5421in" svg:x="1.9102in" svg:y="2.8071in"><draw:text-box><text:p text:style-name="P6"><text:span text:style-name="T3">F</text:span></text:p></draw:text-box></draw:frame><draw:frame text:anchor-type="paragraph" draw:z-index="5" draw:name="Shape2_0" draw:style-name="gr18" draw:text-style-name="P15" svg:width="0.2606in" svg:height="0.5421in" svg:x="0.3791in" svg:y="3.3693in"><draw:text-box><text:p text:style-name="P6"><text:span text:style-name="T3">G</text:span></text:p></draw:text-box></draw:frame><draw:frame text:anchor-type="paragraph" draw:z-index="6" draw:name="Shape2_1" draw:style-name="gr18" draw:text-style-name="P15" svg:width="0.2606in" svg:height="0.5421in" svg:x="0.3791in" svg:y="3.8591in"><draw:text-box><text:p text:style-name="P6"><text:span text:style-name="T3">H</text:span></text:p></draw:text-box></draw:frame><draw:frame text:anchor-type="paragraph" draw:z-index="7" draw:name="Shape2_2" draw:style-name="gr18" draw:text-style-name="P15" svg:width="0.2606in" svg:height="0.5421in" svg:x="0.3791in" svg:y="4.4008in"><draw:text-box><text:p text:style-name="P6"><text:span text:style-name="T3">I</text:span></text:p></draw:text-box></draw:frame><draw:frame text:anchor-type="paragraph" draw:z-index="8" draw:name="Shape2_6" draw:style-name="gr18" draw:text-style-name="P15" svg:width="0.2606in" svg:height="0.5421in" svg:x="0.3791in" svg:y="0.2339in"><draw:text-box><text:p text:style-name="P6"><text:span text:style-name="T3">A</text:span></text:p></draw:text-box></draw:frame><draw:frame text:anchor-type="paragraph" draw:z-index="9" draw:name="Shape2_7" draw:style-name="gr9" draw:text-style-name="P7" svg:width="0.2606in" svg:height="0.5421in" svg:x="1.9102in" svg:y="2.2654in"><draw:text-box><text:p text:style-name="P6"><text:span text:style-name="T3">E</text:span></text:p></draw:text-box></draw:frame><draw:frame text:anchor-type="paragraph" draw:z-index="10" draw:name="Shape2_8" draw:style-name="gr9" draw:text-style-name="P7" svg:width="0.2606in" svg:height="0.5421in" svg:x="1.9102in" svg:y="1.7236in"><draw:text-box><text:p text:style-name="P6"><text:span text:style-name="T3">D</text:span></text:p></draw:text-box></draw:frame><draw:frame text:anchor-type="paragraph" draw:z-index="11" draw:name="Shape2_9" draw:style-name="gr9" draw:text-style-name="P7" svg:width="0.2606in" svg:height="0.5421in" svg:x="1.9102in" svg:y="1.1819in"><draw:text-box><text:p text:style-name="P6"><text:span text:style-name="T3">C</text:span></text:p></draw:text-box></draw:frame><draw:frame text:anchor-type="paragraph" draw:z-index="12" draw:name="Shape2_10" draw:style-name="gr18" draw:text-style-name="P15" svg:width="0.2606in" svg:height="0.5421in" svg:x="0.3791in" svg:y="0.661in"><draw:text-box><text:p text:style-name="P6"><text:span text:style-name="T3">B</text:span></text:p></draw:text-box></draw:frame><draw:frame text:anchor-type="paragraph" draw:z-index="13" draw:name="Shape2_11" draw:style-name="gr18" draw:text-style-name="P15" svg:width="0.2606in" svg:height="0.5421in" svg:x="0.3791in" svg:y="2.828in"><draw:text-box><text:p text:style-name="P6"><text:span text:style-name="T3">F</text:span></text:p></draw:text-box></draw:frame><draw:frame text:anchor-type="paragraph" draw:z-index="14" draw:name="Shape2_12" draw:style-name="gr18" draw:text-style-name="P15" svg:width="0.2606in" svg:height="0.5421in" svg:x="0.3791in" svg:y="2.2862in"><draw:text-box><text:p text:style-name="P6"><text:span text:style-name="T3">E</text:span></text:p></draw:text-box></draw:frame><draw:frame text:anchor-type="paragraph" draw:z-index="15" draw:name="Shape2_13" draw:style-name="gr18" draw:text-style-name="P15" svg:width="0.2606in" svg:height="0.5421in" svg:x="0.3791in" svg:y="1.7445in"><draw:text-box><text:p text:style-name="P6"><text:span text:style-name="T3">D</text:span></text:p></draw:text-box></draw:frame><draw:frame text:anchor-type="paragraph" draw:z-index="16" draw:name="Shape2_14" draw:style-name="gr18" draw:text-style-name="P15" svg:width="0.2606in" svg:height="0.5421in" svg:x="0.3791in" svg:y="1.2028in"><draw:text-box><text:p text:style-name="P6"><text:span text:style-name="T3">C</text:span></text:p></draw:text-box></draw:frame><draw:custom-shape text:anchor-type="paragraph" draw:z-index="17" draw:name="Shape3" draw:style-name="gr17" svg:width="0.9169in" svg:height="0.3232in" svg:x="0.8689in" svg:y="2.129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8" draw:name="Shape4" draw:style-name="gr16" draw:text-style-name="P1" svg:width="0.8961in" svg:height="0.2189in" svg:x="0.8689in" svg:y="1.911in"><draw:text-box><text:p>Loader Hook</text:p></draw:text-box></draw:frame><draw:frame text:anchor-type="paragraph" draw:z-index="19" draw:name="Shape4_0" draw:style-name="gr1" draw:text-style-name="P1" svg:width="1.0315in" svg:height="0.3843in" svg:x="0.1917in" svg:y="-0.0783in"><draw:text-box><text:p>Source of truth</text:p></draw:text-box></draw:frame><draw:frame text:anchor-type="paragraph" draw:z-index="20" draw:name="Shape4_1" draw:style-name="gr1" draw:text-style-name="P14" svg:width="1.0315in" svg:height="0.3843in" svg:x="1.5043in" svg:y="0.6925in"><draw:text-box><text:p text:style-name="P5">list.Manager raw state</text:p></draw:text-box></draw:frame><draw:custom-shape text:anchor-type="paragraph" draw:z-index="21" draw:name="Shape3_0" draw:style-name="gr15" svg:width="1.2504in" svg:height="0.3232in" svg:x="2.5146in" svg:y="2.1819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name="Shape4_2" draw:style-name="gr1" draw:text-style-name="P1" svg:width="1.2504in" svg:height="0.3843in" svg:x="2.5146in" svg:y="1.9634in"><draw:text-box><text:p>Synthesizer Hook</text:p></draw:text-box></draw:frame><draw:frame text:anchor-type="paragraph" draw:z-index="23" draw:name="Shape2_15" draw:style-name="gr9" draw:text-style-name="P7" svg:width="0.2606in" svg:height="0.5421in" svg:x="3.9417in" svg:y="0.6299in"><draw:text-box><text:p text:style-name="P6"><text:span text:style-name="T3">C</text:span></text:p></draw:text-box></draw:frame><draw:frame text:anchor-type="paragraph" draw:z-index="24" draw:name="Shape2_16" draw:style-name="gr10" draw:text-style-name="P8" svg:width="0.2606in" svg:height="0.5421in" svg:x="3.9417in" svg:y="1.1717in"><draw:text-box><text:p text:style-name="P6"><text:span text:style-name="T3">X</text:span></text:p></draw:text-box></draw:frame><draw:frame text:anchor-type="paragraph" draw:z-index="25" draw:name="Shape2_17" draw:style-name="gr9" draw:text-style-name="P7" svg:width="0.2606in" svg:height="0.5421in" svg:x="3.9417in" svg:y="1.7134in"><draw:text-box><text:p text:style-name="P6"><text:span text:style-name="T3">D</text:span></text:p></draw:text-box></draw:frame><draw:frame text:anchor-type="paragraph" draw:z-index="26" draw:name="Shape2_18" draw:style-name="gr10" draw:text-style-name="P8" svg:width="0.2606in" svg:height="0.5421in" svg:x="3.9417in" svg:y="2.2547in"><draw:text-box><text:p text:style-name="P6"><text:span text:style-name="T3">Y</text:span></text:p></draw:text-box></draw:frame><draw:frame text:anchor-type="paragraph" draw:z-index="27" draw:name="Shape2_19" draw:style-name="gr10" draw:text-style-name="P8" svg:width="0.2606in" svg:height="0.5421in" svg:x="3.9417in" svg:y="2.7965in"><draw:text-box><text:p text:style-name="P6"><text:span text:style-name="T3">Z</text:span></text:p></draw:text-box></draw:frame><draw:frame text:anchor-type="paragraph" draw:z-index="28" draw:name="Shape2_20" draw:style-name="gr9" draw:text-style-name="P7" svg:width="0.2606in" svg:height="0.5421in" svg:x="3.9417in" svg:y="3.3382in"><draw:text-box><text:p text:style-name="P6"><text:span text:style-name="T3">F</text:span></text:p></draw:text-box></draw:frame><draw:frame text:anchor-type="paragraph" draw:z-index="29" draw:name="Shape4_3" draw:style-name="gr14" draw:text-style-name="P14" svg:width="1.2295in" svg:height="0.576in" svg:x="3.5043in" svg:y="0.161in"><draw:text-box><text:p text:style-name="P5">list.Manager presentation state</text:p></draw:text-box></draw:frame><draw:custom-shape text:anchor-type="paragraph" draw:z-index="30" draw:name="Shape5" draw:style-name="gr13" draw:text-style-name="P13" svg:width="0.9594in" svg:height="1.0012in" svg:x="1.5146in" svg:y="3.4008in"><text:p/><draw:enhanced-geometry svg:viewBox="0 0 21600 21600" draw:text-areas="0 0 21600 21600" draw:type="circular-arrow" draw:modifiers="180 139.82727004516 6481.72578047135"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draw:frame text:anchor-type="paragraph" draw:z-index="31" draw:name="Shape4_4" draw:style-name="gr1" draw:text-style-name="P1" svg:width="1.2189in" svg:height="0.3843in" svg:x="1.3791in" svg:y="4.4528in"><draw:text-box><text:p>Comparator Hook</text:p></draw:text-box></draw:frame><draw:custom-shape text:anchor-type="paragraph" draw:z-index="0" draw:name="Shape6" draw:style-name="gr22" draw:text-style-name="P12" svg:width="4.9795in" svg:height="5.2815in" svg:x="0.1189in" svg:y="-0.172in"><text:p/><draw:enhanced-geometry svg:viewBox="0 0 21600 21600" draw:type="rectangle" draw:enhanced-path="M 0 0 L 21600 0 21600 21600 0 21600 0 0 Z N"/></draw:custom-shape><draw:frame text:anchor-type="paragraph" draw:z-index="34" draw:name="Shape4_5" draw:style-name="gr2" draw:text-style-name="P3" svg:width="2.7606in" svg:height="0.2594in" svg:x="0.0665in" svg:y="4.85in"><draw:text-box><text:p text:style-name="P11"><text:span text:style-name="T1">St</text:span><text:span text:style-name="T1">at</text:span><text:span text:style-name="T1">e </text:span><text:span text:style-name="T1">M</text:span><text:span text:style-name="T1">an</text:span><text:span text:style-name="T1">ag</text:span><text:span text:style-name="T1">e</text:span><text:span text:style-name="T1">m</text:span><text:span text:style-name="T1">en</text:span><text:span text:style-name="T1">t </text:span><text:span text:style-name="T1">G</text:span><text:span text:style-name="T1">or</text:span><text:span text:style-name="T1">ou</text:span><text:span text:style-name="T1">tin</text:span><text:span text:style-name="T1">e</text:span></text:p></draw:text-box></draw:frame><draw:custom-shape text:anchor-type="paragraph" draw:z-index="32" draw:name="Shape6_0" draw:style-name="gr12" draw:text-style-name="P12" svg:width="4.9795in" svg:height="4.0106in" svg:x="0.1189in" svg:y="5.161in"><text:p/><draw:enhanced-geometry svg:viewBox="0 0 21600 21600" draw:type="rectangle" draw:enhanced-path="M 0 0 L 21600 0 21600 21600 0 21600 0 0 Z N"/></draw:custom-shape><draw:custom-shape text:anchor-type="paragraph" draw:z-index="33" draw:name="Shape3_1" draw:style-name="gr11" svg:width="1.7071in" svg:height="0.3232in" draw:transform="rotate (-1.5692255304681) translate (4.20833333333333in 3.94375in)"><text:p/><draw:enhanced-geometry svg:viewBox="0 0 21600 21600" draw:text-areas="0 ?f0 ?f5 ?f2" draw:mirror-horizontal="false" draw:mirror-vertic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35" draw:name="Shape4_6" draw:style-name="gr1" draw:text-style-name="P10" svg:width="1.7776in" svg:height="0.3843in" draw:transform="rotate (-1.5707963267949) translate (4.15694444444444in 4.04791666666667in)"><draw:text-box><text:p text:style-name="P9"><text:span text:style-name="T4">State Update Channel</text:span></text:p></draw:text-box></draw:frame><draw:frame text:anchor-type="paragraph" draw:z-index="36" draw:name="Shape2_4" draw:style-name="gr10" draw:text-style-name="P8" svg:width="0.2606in" svg:height="0.5421in" svg:x="3.9508in" svg:y="6.3181in"><draw:text-box><text:p text:style-name="P6"><text:span text:style-name="T3">X</text:span></text:p></draw:text-box></draw:frame><draw:frame text:anchor-type="paragraph" draw:z-index="37" draw:name="Shape2_22" draw:style-name="gr10" draw:text-style-name="P8" svg:width="0.2606in" svg:height="0.5421in" svg:x="3.9508in" svg:y="7.9429in"><draw:text-box><text:p text:style-name="P6"><text:span text:style-name="T3">Z</text:span></text:p></draw:text-box></draw:frame><draw:frame text:anchor-type="paragraph" draw:z-index="38" draw:name="Shape2_24" draw:style-name="gr9" draw:text-style-name="P7" svg:width="0.2606in" svg:height="0.5421in" svg:x="3.9508in" svg:y="5.7764in"><draw:text-box><text:p text:style-name="P6"><text:span text:style-name="T3">C</text:span></text:p></draw:text-box></draw:frame><draw:frame text:anchor-type="paragraph" draw:z-index="39" draw:name="Shape2_25" draw:style-name="gr9" draw:text-style-name="P7" svg:width="0.2606in" svg:height="0.5421in" svg:x="3.9508in" svg:y="6.8598in"><draw:text-box><text:p text:style-name="P6"><text:span text:style-name="T3">D</text:span></text:p></draw:text-box></draw:frame><draw:frame text:anchor-type="paragraph" draw:z-index="40" draw:name="Shape2_26" draw:style-name="gr10" draw:text-style-name="P8" svg:width="0.2606in" svg:height="0.5421in" svg:x="3.9508in" svg:y="7.4016in"><draw:text-box><text:p text:style-name="P6"><text:span text:style-name="T3">Y</text:span></text:p></draw:text-box></draw:frame><draw:frame text:anchor-type="paragraph" draw:z-index="41" draw:name="Shape2_27" draw:style-name="gr9" draw:text-style-name="P7" svg:width="0.2606in" svg:height="0.5421in" svg:x="3.9508in" svg:y="8.4846in"><draw:text-box><text:p text:style-name="P6"><text:span text:style-name="T3">F</text:span></text:p></draw:text-box></draw:frame><draw:frame text:anchor-type="paragraph" draw:z-index="42" draw:name="Shape2_28" draw:style-name="gr7" draw:text-style-name="P7" svg:width="0.9169in" svg:height="0.3232in" svg:x="1.6398in" svg:y="5.5882in"><draw:text-box><text:p text:style-name="P6"><text:span text:style-name="T3">C state</text:span></text:p></draw:text-box></draw:frame><draw:frame text:anchor-type="paragraph" draw:z-index="43" draw:name="Shape2_29" draw:style-name="gr7" draw:text-style-name="P7" svg:width="0.9169in" svg:height="0.3232in" svg:x="1.6398in" svg:y="5.911in"><draw:text-box><text:p text:style-name="P6"><text:span text:style-name="T3">D state</text:span></text:p></draw:text-box></draw:frame><draw:frame text:anchor-type="paragraph" draw:z-index="44" draw:name="Shape2_30" draw:style-name="gr8" draw:text-style-name="P8" svg:width="0.9169in" svg:height="0.3232in" svg:x="1.6398in" svg:y="6.2339in"><draw:text-box><text:p text:style-name="P6"><text:span text:style-name="T3">Y state</text:span></text:p></draw:text-box></draw:frame><draw:frame text:anchor-type="paragraph" draw:z-index="45" draw:name="Shape2_31" draw:style-name="gr7" draw:text-style-name="P7" svg:width="0.9169in" svg:height="0.3232in" svg:x="1.6398in" svg:y="6.5571in"><draw:text-box><text:p text:style-name="P6"><text:span text:style-name="T3">F state</text:span></text:p></draw:text-box></draw:frame><draw:frame text:anchor-type="paragraph" draw:z-index="46" draw:name="Shape4_7" draw:style-name="gr1" draw:text-style-name="P1" svg:width="1.2504in" svg:height="0.3843in" svg:x="2.7008in" svg:y="5.6516in"><draw:text-box><text:p>Allocator Hook</text:p></draw:text-box></draw:frame><draw:custom-shape text:anchor-type="paragraph" draw:z-index="47" draw:name="Shape7" draw:style-name="gr6" svg:width="1.2606in" svg:height="0.3232in" svg:x="2.6173in" svg:y="5.87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8" draw:name="Shape8" draw:style-name="gr5" draw:text-style-name="P5" svg:width="0.9795in" svg:height="0.8232in" draw:transform="rotate (-2.5542893602937) translate (2.75416666666667in 7.65347222222222in)"><text:p/><draw:enhanced-geometry svg:viewBox="0 0 142 147" draw:mirror-horizontal="false" draw:mirror-vertic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custom-shape text:anchor-type="paragraph" draw:z-index="49" draw:name="Shape9" draw:style-name="gr4" draw:text-style-name="P5" svg:width="0.8512in" svg:height="0.9689in" draw:transform="rotate (-0.692895713041749) translate (2.34583333333333in 7.32847222222222in)"><text:p/><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frame text:anchor-type="paragraph" draw:z-index="50" draw:name="Shape4_8" draw:style-name="gr1" draw:text-style-name="P1" svg:width="1.2504in" svg:height="0.3843in" svg:x="1.7957in" svg:y="8.2236in"><draw:text-box><text:p>Presenter Hook</text:p></draw:text-box></draw:frame><draw:custom-shape text:anchor-type="paragraph" draw:z-index="51" draw:name="Shape10" draw:style-name="gr3" draw:text-style-name="P4" svg:width="0.563in" svg:height="0.5524in" draw:transform="rotate (-0.627271333166763) translate (1.34027777777778in 8.22361111111111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52" draw:name="Shape10_0" draw:style-name="gr3" draw:text-style-name="P4" svg:width="0.563in" svg:height="0.5524in" draw:transform="rotate (-0.627271333166763) translate (0.396527777777778in 7.42361111111111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53" draw:name="Shape10_1" draw:style-name="gr3" draw:text-style-name="P4" svg:width="0.563in" svg:height="0.5524in" draw:transform="rotate (-0.627271333166763) translate (1.29236111111111in 7.18402777777778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custom-shape text:anchor-type="paragraph" draw:z-index="54" draw:name="Shape10_2" draw:style-name="gr3" draw:text-style-name="P4" svg:width="0.563in" svg:height="0.5524in" draw:transform="rotate (1.49103477997876) translate (0.446527777777778in 9.01805555555555in)"><text:p/><draw:enhanced-geometry svg:viewBox="0 0 21600 21600" draw:text-areas="?f4 ?f4 ?f3 ?f3" draw:type="star4" draw:modifiers="8100" draw:enhanced-path="M 0 10800 L ?f4 ?f4 10800 0 ?f3 ?f4 21600 10800 ?f3 ?f3 10800 21600 ?f4 ?f3 0 10800 Z N"><draw:equation draw:name="f0" draw:formula="7600"/><draw:equation draw:name="f1" draw:formula="?f0 *$0 /10800"/><draw:equation draw:name="f2" draw:formula="?f0 -?f1 "/><draw:equation draw:name="f3" draw:formula="10800+?f2 "/><draw:equation draw:name="f4" draw:formula="10800-?f2 "/><draw:handle draw:handle-position="$0 10800" draw:handle-range-x-minimum="0" draw:handle-range-x-maximum="10800"/></draw:enhanced-geometry></draw:custom-shape><draw:frame text:anchor-type="paragraph" draw:z-index="55" draw:name="Shape4_9" draw:style-name="gr1" draw:text-style-name="P1" svg:width="1.2504in" svg:height="0.3843in" svg:x="0.5457in" svg:y="8.0272in"><draw:text-box><text:p><text:span text:style-name="T2">Gio Widgets</text:span></text:p></draw:text-box></draw:frame><draw:frame text:anchor-type="paragraph" draw:z-index="56" draw:name="Shape4_10" draw:style-name="gr2" draw:text-style-name="P3" svg:width="2.7606in" svg:height="0.2594in" svg:x="0.1811in" svg:y="5.161in"><draw:text-box><text:p text:style-name="P2"><text:span text:style-name="T1">Layout Goroutine</text:span></text:p></draw:text-box></draw:frame><draw:frame text:anchor-type="paragraph" draw:z-index="57" draw:name="Shape4_11" draw:style-name="gr1" draw:text-style-name="P1" svg:width="1.7776in" svg:height="0.3843in" svg:x="4.2126in" svg:y="4.3484in"><draw:text-box><text:p>Invalidator</text:p><text:p>Hook</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26T09:56:07.045118705</meta:creation-date>
    <dc:date>2021-07-26T12:02:10.496050584</dc:date>
    <meta:editing-duration>PT54M1S</meta:editing-duration>
    <meta:editing-cycles>1</meta:editing-cycles>
    <meta:document-statistic meta:table-count="0" meta:image-count="0" meta:object-count="0" meta:page-count="1" meta:paragraph-count="0" meta:word-count="0" meta:character-count="0" meta:non-whitespace-character-count="0"/>
    <meta:generator>LibreOffice/6.4.7.2$Linux_X86_64 LibreOffice_project/40$Build-2</meta:generator>
  </office:meta>
</office:document-meta>
</file>